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SPEAKS TO GOD (130:1-6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SPEAKS TO GOD (130:1-6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ave us in spite of our corruption (130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ave us because of your compassion (130:4-6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Save us because of your compassion (130:4-6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salmist looks with hope toward God (130:5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salmist longs anxiously for God (130:6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 SPEAKS TO GOD (130:1-6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ave us in spite of our corruption (130:1-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ave us because of your compassion (130:4-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3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SALMIST SPEAKS TO GOD (130:1-6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SALMIST SPEAKS TO ISRAEL (130:7-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PSALMIST SPEAKS TO ISRAEL (130:7-8).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plea (130:7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promise (130:7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SALM 130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PSALMIST SPEAKS TO GOD (130:1-6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SALMIST SPEAKS TO ISRAEL (130:7-8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0 </dc:title>
    <meta:initial-creator>David STRICKLAND</meta:initial-creator>
    <dc:creator>David STRICKLAND</dc:creator>
    <meta:creation-date>2020-02-23T23:21:08Z</meta:creation-date>
    <dc:date>2020-02-23T23:21:08Z</dc:date>
    <meta:template xlink:href="BibleStudy" xlink:type="simple"/>
    <meta:editing-cycles>1</meta:editing-cycles>
    <meta:editing-duration>PT0S</meta:editing-duration>
    <meta:document-statistic meta:paragraph-count="20" meta:word-count="155"/>
  </office:meta>
</office:document-meta>
</file>